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14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4.789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9.317cm"/>
    </style:style>
    <style:style style:name="co22" style:family="table-column">
      <style:table-column-properties fo:break-before="auto" style:column-width="3.044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2.817cm"/>
    </style:style>
    <style:style style:name="co29" style:family="table-column">
      <style:table-column-properties fo:break-before="auto" style:column-width="2.688cm"/>
    </style:style>
    <style:style style:name="co30" style:family="table-column">
      <style:table-column-properties fo:break-before="auto" style:column-width="2.559cm"/>
    </style:style>
    <style:style style:name="co31" style:family="table-column">
      <style:table-column-properties fo:break-before="auto" style:column-width="7.796cm"/>
    </style:style>
    <style:style style:name="co32" style:family="table-column">
      <style:table-column-properties fo:break-before="auto" style:column-width="4.951cm"/>
    </style:style>
    <style:style style:name="co33" style:family="table-column">
      <style:table-column-properties fo:break-before="auto" style:column-width="4.078cm"/>
    </style:style>
    <style:style style:name="co34" style:family="table-column">
      <style:table-column-properties fo:break-before="auto" style:column-width="1.298cm"/>
    </style:style>
    <style:style style:name="co35" style:family="table-column">
      <style:table-column-properties fo:break-before="auto" style:column-width="6.341cm"/>
    </style:style>
    <style:style style:name="co36" style:family="table-column">
      <style:table-column-properties fo:break-before="auto" style:column-width="3.239cm"/>
    </style:style>
    <style:style style:name="co37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table:number-columns-repeated="4" office:value-type="float" office:value="38">
            <text:p>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4">
            <text:p>200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</table:table>
      <table:table table:name="basic_stats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aidsalliance.xml</text:p>
          </table:table-cell>
          <table:table-cell/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  <table:table-cell table:style-name="ce1" office:value-type="string">
            <text:p>2011-10-17T14:00:00</text:p>
          </table:table-cell>
          <table:table-cell table:style-name="ce1" office:value-type="string">
            <text:p>2011-10-17 14:00:00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38">
            <text:p>3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table:number-columns-repeated="2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Revised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USD</text:p>
          </table:table-cell>
          <table:table-cell table:number-columns-repeated="2" office:value-type="float" office:value="38">
            <text:p>3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USD)</text:p>
          </table:table-cell>
          <table:table-cell table:number-columns-repeated="3"/>
        </table:table-row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39077">
            <text:p>439077</text:p>
          </table:table-cell>
          <table:table-cell office:value-type="float" office:value="0">
            <text:p>0</text:p>
          </table:table-cell>
          <table:table-cell office:value-type="float" office:value="439077">
            <text:p>439077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97.4">
            <text:p>97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81.6">
            <text:p>8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.5">
            <text:p>10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86.8">
            <text:p>86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63.2">
            <text:p>63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86.8">
            <text:p>86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84.2">
            <text:p>84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86.8">
            <text:p>86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.3">
            <text:p>26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97.4">
            <text:p>97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both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AEDNAF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ECAF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<text:tab/>21020-MSH1<text:tab/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countrie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AEDNAF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BUZ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DFIDM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ECAF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21020-ECASR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<text:tab/>21020-MSH1<text:tab/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<text:tab/>21020-PACT<text:tab/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region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idsalliance.xml</text:p>
          </table:table-cell>
          <table:table-cell office:value-type="string">
            <text:p><text:tab/>21020-MSH1<text:tab/>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Accountab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21020">
            <text:p>21020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</table:table>
      <table:table table:name="sector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97.4">
            <text:p>97.4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Assume 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1020-DFIDM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1020-ECAF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1020-ECASR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tab/>21020-SAOVC<text:tab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tab/>21020-ZSDC2<text:tab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tab/>21020-UKAID1<text:tab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1020-DANIDA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tab/>21020-NORAD4<text:tab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tab/>21020-SIDA3<text:tab/>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table:number-columns-repeated="2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IF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table:number-columns-repeated="2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90457576">
            <text:p>90457576</text:p>
          </table:table-cell>
          <table:table-cell table:number-columns-repeated="3" office:value-type="float" office:value="0">
            <text:p>0</text:p>
          </table:table-cell>
          <table:table-cell office:value-type="float" office:value="90457576">
            <text:p>90457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853343">
            <text:p>2853343</text:p>
          </table:table-cell>
          <table:table-cell table:number-columns-repeated="3" office:value-type="float" office:value="0">
            <text:p>0</text:p>
          </table:table-cell>
          <table:table-cell office:value-type="float" office:value="2853343">
            <text:p>2853343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32</dc:date>
    <dc:creator>david </dc:creator>
    <meta:editing-duration>PT00H03M02S</meta:editing-duration>
    <meta:editing-cycles>2</meta:editing-cycles>
    <meta:generator>OpenOffice.org/3.2$Unix OpenOffice.org_project/320m12$Build-9483</meta:generator>
    <meta:document-statistic meta:table-count="10" meta:cell-count="952" meta:object-count="0"/>
  </office:meta>
</office:document-meta>
</file>